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1667in"/>
      <style:text-properties style:font-name="Times New Roman" fo:font-size="13.3pt" fo:color="#000000"/>
    </style:style>
    <style:style style:name="T1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% Binary input data<text:line-break/>data = [1 0 1 1 0 1];<text:line-break/>% Parameters<text:line-break/>fs = 1000; % Sampling frequency Tb = 1; % Bit duration </text:p>
      <text:p text:style-name="P1">t = 0:1/fs:Tb-1/fs; % Time vector for one bit f = 5; % Carrier frequency<text:line-break/>% Initialize ASK signal<text:line-break/>ask = []; </text:p>
      <text:p text:style-name="P1">% Generate ASK signal<text:line-break/>for bit = data<text:line-break/>carrier = sin(2<text:span text:style-name="T1">pi</text:span>f*t); % Carrier signal modulated = bit * carrier; % ASK modulation ask = [ask modulated]; % Append to full signal </text:p>
      <text:p text:style-name="P1">end<text:line-break/>% Time axis for full signal<text:line-break/>time = 0:1/fs:length(data)*Tb - 1/fs;<text:line-break/>% Plot the ASK signal<text:line-break/>figure;<text:line-break/>plot(time, ask);<text:line-break/>title('ASK Modulated Signal for Binary Input 101101'); xlabel('Time (s)');<text:line-break/>ylabel('Amplitude');<text:line-break/>grid on; </text:p>
      <text:p text:style-name="P1"/>
      <text:p text:style-name="P1"/>
      <text:p text:style-name="P1"/>
      <text:p text:style-name="P1">================================================================</text:p>
      <text:p text:style-name="P1">f0 = 5; % Frequency for bit 0 f1 = 10; % Frequency for bit 1 fsk = [];<text:line-break/>for bit = data </text:p>
      <text:p text:style-name="P1">freq = f1; if bit == 0 </text:p>
      <text:p text:style-name="P1">freq = f0; end </text:p>
      <text:p text:style-name="P1">fsk = [fsk sin(2*pi*freq*t)]; end </text:p>
      <text:p text:style-name="P1">plot(time, fsk); </text:p>
      <text:p text:style-name="P1">title('FSK Modulated Signal'); </text:p>
      <text:p text:style-name="P1">xlabel('Time (s)'); </text:p>
      <text:p text:style-name="P1">ylabel('Amplitude'); </text:p>
      <text:p text:style-name="P1">grid on; </text:p>
      <text:p text:style-name="P1"/>
      <text:p text:style-name="P1"/>
      <text:p text:style-name="P1">============================================================</text:p>
      <text:p text:style-name="P1">psk = [];<text:line-break/>for bit = data </text:p>
      <text:p text:style-name="P1">phase = 0; if bit == 0 </text:p>
      <text:p text:style-name="P1">phase = pi; end </text:p>
      <text:p text:style-name="P1">psk = [psk sin(2*pi*f*t + phase)]; end </text:p>
      <text:p text:style-name="P1">plot(time, psk);<text:line-break/>title('PSK Modulated Signal'); xlabel('Time (s)'); ylabel('Amplitude');<text:line-break/>grid on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